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officeooo:rsid="001c2dcf" officeooo:paragraph-rsid="001c2dcf" style:font-size-asian="11pt" style:font-size-complex="11pt"/>
    </style:style>
    <style:style style:name="P2" style:family="paragraph" style:parent-style-name="Standard">
      <style:text-properties style:font-name="Arial" fo:font-size="11pt" officeooo:rsid="001d7b1d" officeooo:paragraph-rsid="001d7b1d" style:font-size-asian="11pt" style:font-size-complex="11pt"/>
    </style:style>
    <style:style style:name="P3" style:family="paragraph" style:parent-style-name="Standard">
      <style:text-properties style:font-name="Arial" fo:font-size="11pt" officeooo:rsid="001f1f48" officeooo:paragraph-rsid="001d7b1d" style:font-size-asian="11pt" style:font-size-complex="11pt"/>
    </style:style>
    <style:style style:name="P4" style:family="paragraph" style:parent-style-name="Standard">
      <style:text-properties style:font-name="Arial" fo:font-size="11pt" officeooo:rsid="001f1f48" officeooo:paragraph-rsid="001f1f48" style:font-size-asian="11pt" style:font-size-complex="11pt"/>
    </style:style>
    <style:style style:name="P5" style:family="paragraph" style:parent-style-name="Standard">
      <style:text-properties style:font-name="Arial" fo:font-size="11pt" officeooo:rsid="001f1f48" officeooo:paragraph-rsid="0034a931" style:font-size-asian="11pt" style:font-size-complex="11pt"/>
    </style:style>
    <style:style style:name="P6" style:family="paragraph" style:parent-style-name="Standard">
      <style:text-properties style:font-name="Arial" fo:font-size="11pt" officeooo:rsid="001f9be2" officeooo:paragraph-rsid="001f1f48" style:font-size-asian="11pt" style:font-size-complex="11pt"/>
    </style:style>
    <style:style style:name="P7" style:family="paragraph" style:parent-style-name="Standard">
      <style:text-properties style:font-name="Arial" fo:font-size="11pt" officeooo:rsid="00218660" officeooo:paragraph-rsid="00218660" style:font-size-asian="11pt" style:font-size-complex="11pt"/>
    </style:style>
    <style:style style:name="P8" style:family="paragraph" style:parent-style-name="Standard">
      <style:text-properties style:font-name="Arial" fo:font-size="11pt" officeooo:rsid="00218660" officeooo:paragraph-rsid="003bdb26" style:font-size-asian="11pt" style:font-size-complex="11pt"/>
    </style:style>
    <style:style style:name="P9" style:family="paragraph" style:parent-style-name="Standard">
      <style:text-properties style:font-name="Arial" fo:font-size="11pt" officeooo:rsid="002371cb" officeooo:paragraph-rsid="00218660" style:font-size-asian="11pt" style:font-size-complex="11pt"/>
    </style:style>
    <style:style style:name="P10" style:family="paragraph" style:parent-style-name="Standard">
      <style:text-properties style:font-name="Arial" fo:font-size="11pt" officeooo:rsid="002371cb" officeooo:paragraph-rsid="002371cb" style:font-size-asian="11pt" style:font-size-complex="11pt"/>
    </style:style>
    <style:style style:name="P11" style:family="paragraph" style:parent-style-name="Standard">
      <style:text-properties style:font-name="Arial" fo:font-size="11pt" officeooo:paragraph-rsid="002371cb" style:font-size-asian="11pt" style:font-size-complex="11pt"/>
    </style:style>
    <style:style style:name="P12" style:family="paragraph" style:parent-style-name="Standard">
      <style:paragraph-properties fo:text-align="start" style:justify-single-word="false"/>
      <style:text-properties style:font-name="Arial" fo:font-size="11pt" officeooo:rsid="0025b9ef" style:font-size-asian="11pt" style:font-size-complex="11pt"/>
    </style:style>
    <style:style style:name="P13" style:family="paragraph" style:parent-style-name="Standard">
      <style:paragraph-properties fo:text-align="start" style:justify-single-word="false"/>
      <style:text-properties style:font-name="Arial" fo:font-size="11pt" officeooo:rsid="0025b9ef" officeooo:paragraph-rsid="0025b9ef" style:font-size-asian="11pt" style:font-size-complex="11pt"/>
    </style:style>
    <style:style style:name="P14" style:family="paragraph" style:parent-style-name="Standard">
      <style:paragraph-properties fo:text-align="start" style:justify-single-word="false"/>
      <style:text-properties style:font-name="Arial" fo:font-size="11pt" officeooo:rsid="0025b9ef" officeooo:paragraph-rsid="003f4393" style:font-size-asian="11pt" style:font-size-complex="11pt"/>
    </style:style>
    <style:style style:name="P15" style:family="paragraph" style:parent-style-name="Standard">
      <style:paragraph-properties fo:text-align="start" style:justify-single-word="false"/>
      <style:text-properties style:font-name="Arial" fo:font-size="11pt" officeooo:rsid="0026e450" officeooo:paragraph-rsid="0025b9ef" style:font-size-asian="11pt" style:font-size-complex="11pt"/>
    </style:style>
    <style:style style:name="P16" style:family="paragraph" style:parent-style-name="Standard">
      <style:paragraph-properties fo:text-align="start" style:justify-single-word="false"/>
      <style:text-properties style:font-name="Arial" fo:font-size="11pt" officeooo:rsid="0026e450" officeooo:paragraph-rsid="0026e450" style:font-size-asian="11pt" style:font-size-complex="11pt"/>
    </style:style>
    <style:style style:name="P17" style:family="paragraph" style:parent-style-name="Standard">
      <style:paragraph-properties fo:text-align="start" style:justify-single-word="false"/>
      <style:text-properties style:font-name="Arial" fo:font-size="11pt" officeooo:rsid="0026e450" officeooo:paragraph-rsid="0026e805" style:font-size-asian="11pt" style:font-size-complex="11pt"/>
    </style:style>
    <style:style style:name="P18" style:family="paragraph" style:parent-style-name="Standard">
      <style:paragraph-properties fo:text-align="start" style:justify-single-word="false"/>
      <style:text-properties style:font-name="Arial" fo:font-size="11pt" officeooo:rsid="0026e805" officeooo:paragraph-rsid="0026e805" style:font-size-asian="11pt" style:font-size-complex="11pt"/>
    </style:style>
    <style:style style:name="T1" style:family="text">
      <style:text-properties officeooo:rsid="001d7b1d"/>
    </style:style>
    <style:style style:name="T2" style:family="text">
      <style:text-properties officeooo:rsid="0031c51e"/>
    </style:style>
    <style:style style:name="T3" style:family="text">
      <style:text-properties officeooo:rsid="0032045d"/>
    </style:style>
    <style:style style:name="T4" style:family="text">
      <style:text-properties officeooo:rsid="001f9be2"/>
    </style:style>
    <style:style style:name="T5" style:family="text">
      <style:text-properties officeooo:rsid="001f1f48"/>
    </style:style>
    <style:style style:name="T6" style:family="text">
      <style:text-properties officeooo:rsid="00284952"/>
    </style:style>
    <style:style style:name="T7" style:family="text">
      <style:text-properties officeooo:rsid="002924a4"/>
    </style:style>
    <style:style style:name="T8" style:family="text">
      <style:text-properties officeooo:rsid="002371cb"/>
    </style:style>
    <style:style style:name="T9" style:family="text">
      <style:text-properties officeooo:rsid="002abc81"/>
    </style:style>
    <style:style style:name="T10" style:family="text">
      <style:text-properties officeooo:rsid="002b843a"/>
    </style:style>
    <style:style style:name="T11" style:family="text">
      <style:text-properties officeooo:rsid="0023c4d3"/>
    </style:style>
    <style:style style:name="T12" style:family="text">
      <style:text-properties officeooo:rsid="0025b9ef"/>
    </style:style>
    <style:style style:name="T13" style:family="text">
      <style:text-properties officeooo:rsid="0026e450"/>
    </style:style>
    <style:style style:name="T14" style:family="text">
      <style:text-properties officeooo:rsid="002d4e4d"/>
    </style:style>
    <style:style style:name="T15" style:family="text">
      <style:text-properties officeooo:rsid="002da3bc"/>
    </style:style>
    <style:style style:name="T16" style:family="text">
      <style:text-properties officeooo:rsid="002d80b9"/>
    </style:style>
    <style:style style:name="T17" style:family="text">
      <style:text-properties officeooo:rsid="0026e805"/>
    </style:style>
    <style:style style:name="T18" style:family="text">
      <style:text-properties officeooo:rsid="0033f444"/>
    </style:style>
    <style:style style:name="T19" style:family="text">
      <style:text-properties officeooo:rsid="00343a19"/>
    </style:style>
    <style:style style:name="T20" style:family="text">
      <style:text-properties officeooo:rsid="0034a931"/>
    </style:style>
    <style:style style:name="T21" style:family="text">
      <style:text-properties officeooo:rsid="00355829"/>
    </style:style>
    <style:style style:name="T22" style:family="text">
      <style:text-properties officeooo:rsid="0036d3ee"/>
    </style:style>
    <style:style style:name="T23" style:family="text">
      <style:text-properties officeooo:rsid="0038bbc2"/>
    </style:style>
    <style:style style:name="T24" style:family="text">
      <style:text-properties officeooo:rsid="0039ede1"/>
    </style:style>
    <style:style style:name="T25" style:family="text">
      <style:text-properties officeooo:rsid="003bdb26"/>
    </style:style>
    <style:style style:name="T26" style:family="text">
      <style:text-properties officeooo:rsid="003cdfd8"/>
    </style:style>
    <style:style style:name="T27" style:family="text">
      <style:text-properties officeooo:rsid="003d4609"/>
    </style:style>
    <style:style style:name="T28" style:family="text">
      <style:text-properties officeooo:rsid="003f4393"/>
    </style:style>
    <style:style style:name="T29" style:family="text">
      <style:text-properties officeooo:rsid="0040d235"/>
    </style:style>
    <style:style style:name="T30" style:family="text">
      <style:text-properties officeooo:rsid="0041cfa5"/>
    </style:style>
    <style:style style:name="T31" style:family="text">
      <style:text-properties officeooo:rsid="00423b40"/>
    </style:style>
    <style:style style:name="T32" style:family="text">
      <style:text-properties officeooo:rsid="0043d9f2"/>
    </style:style>
    <style:style style:name="T33" style:family="text">
      <style:text-properties officeooo:rsid="0044dad5"/>
    </style:style>
    <style:style style:name="T34" style:family="text">
      <style:text-properties officeooo:rsid="004545fe"/>
    </style:style>
    <style:style style:name="T35" style:family="text">
      <style:text-properties officeooo:rsid="00458b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text:span text:style-name="T1">day </text:span><text:span text:style-name="T2">every one</text:span><text:span text:style-name="T1">, I’m Herman van Dyk and this is my conceptual design Presentation. </text:span><text:span text:style-name="T2">My project is a medical wristband that can measure </text:span><text:span text:style-name="T35">and display</text:span><text:span text:style-name="T2"> one’s body temperature. </text:span><text:span text:style-name="T35">The current time of day will also be displayed, similar to that of a normal watch.</text:span></text:p>
      <text:p text:style-name="P1"/>
      <text:p text:style-name="P2">Click</text:p>
      <text:p text:style-name="P2"/>
      <text:p text:style-name="P2"><text:span text:style-name="T3">So, </text:span>This presentation will cover the following aspects:</text:p>
      <text:p text:style-name="P2">The design concept.</text:p>
      <text:p text:style-name="P2">A functional analysis of the system.</text:p>
      <text:p text:style-name="P2">An architectural synthesis of the system</text:p>
      <text:p text:style-name="P2">The scope of the design.</text:p>
      <text:p text:style-name="P2">Resources needed to realise the design</text:p>
      <text:p text:style-name="P2">And also some possible stumbling blocks which might become a problem during the design. </text:p>
      <text:p text:style-name="P2"/>
      <text:p text:style-name="P2">Click</text:p>
      <text:p text:style-name="P2"/>
      <text:p text:style-name="P2">Functional analysis is a tool to describe the behaviour of the system on a lower level <text:span text:style-name="T4">of detail</text:span>, <text:span text:style-name="T5">and the purpose of functional analysis is to identify and clearly state how the system is to work when fully completed. The functional analysis is started of by a system life cycle view. Firstly the system will be developed, and after this the system will </text:span><text:span text:style-name="T18">enter the loop. The system will then</text:span><text:span text:style-name="T5"> be in this loop most of the time </text:span><text:span text:style-name="T33">and it is i</text:span><text:span text:style-name="T5">n this loop </text:span><text:span text:style-name="T33">where </text:span><text:span text:style-name="T5">the system is </text:span><text:span text:style-name="T18">either</text:span><text:span text:style-name="T5"> operated </text:span><text:span text:style-name="T18">or</text:span><text:span text:style-name="T5"> maintained. Once a failure occur in the operate system function, the transition will be made to the maintain system function, </text:span><text:span text:style-name="T34">and i</text:span><text:span text:style-name="T5">f an unrepairable error has occurred, the system will exit the loop and be disposed. </text:span></text:p>
      <text:p text:style-name="P3"/>
      <text:p text:style-name="P4">Click</text:p>
      <text:p text:style-name="P4"/>
      <text:p text:style-name="P5">To get a better understanding how the system is to function, <text:span text:style-name="T4">the system life cycle </text:span><text:span text:style-name="T19">that was just discussed on </text:span><text:span text:style-name="T4">the previous slide is viewed at a deeper level, that has more detail. Firstly, to operate the system it must be taken out of storage, placed on the wrist of a user and </text:span><text:span text:style-name="T21">be </text:span><text:span text:style-name="T4">turned on. </text:span><text:span text:style-name="T20">The system will then transition into the loop, and</text:span><text:span text:style-name="T4"> will </text:span><text:span text:style-name="T20">then </text:span><text:span text:style-name="T4">execute </text:span><text:span text:style-name="T21">the </text:span><text:span text:style-name="T4">measuring and processing </text:span><text:span text:style-name="T6">function</text:span><text:span text:style-name="T4">. This is </text:span><text:span text:style-name="T6">the</text:span><text:span text:style-name="T4"> function the system will perform most of the time, </text:span><text:span text:style-name="T6">and t</text:span><text:span text:style-name="T4">he system will only </text:span><text:span text:style-name="T6">exit the</text:span><text:span text:style-name="T4"> measuring and processing </text:span><text:span text:style-name="T6">function </text:span><text:span text:style-name="T4">when prompted </text:span><text:span text:style-name="T6">by the user </text:span><text:span text:style-name="T21">by some sort of input or HMI</text:span><text:span text:style-name="T4">. </text:span><text:span text:style-name="T21">Once the system has exited the measuring and processing function</text:span><text:span text:style-name="T20">, t</text:span><text:span text:style-name="T6">he system will</text:span><text:span text:style-name="T4"> either display certain information to the user, </text:span><text:span text:style-name="T6">be </text:span><text:span text:style-name="T4">configure</text:span><text:span text:style-name="T6">d </text:span><text:span text:style-name="T4">or turn</text:span><text:span text:style-name="T6">ed</text:span><text:span text:style-name="T4"> off.</text:span></text:p>
      <text:p text:style-name="P6"/>
      <text:p text:style-name="P7"><text:span text:style-name="T4">C</text:span>lick</text:p>
      <text:p text:style-name="P7"/>
      <text:p text:style-name="P7">The measuring and processing function <text:span text:style-name="T22">where the system will operate in most of the time,</text:span> is <text:span text:style-name="T22">now</text:span> expanded even more, to reveal more detail. This function is where the<text:span text:style-name="T4"> current body temperature of the user will be measured and general timekeeping will be performed. </text:span>The user’s input will also be monitored constantly, so that the system can transition to the next function, as mentioned in the previous slide. </text:p>
      <text:p text:style-name="P7"/>
      <text:p text:style-name="P7">Click</text:p>
      <text:p text:style-name="P7"/>
      <text:p text:style-name="P7"><text:span text:style-name="T7">T</text:span>he display output function <text:span text:style-name="T23">(back click, back click) shown here, </text:span>is <text:span text:style-name="T7">now </text:span>expanded. <text:span text:style-name="T24">(Click, click) </text:span><text:span text:style-name="T7">This is</text:span> where the system will determine the output type <text:span text:style-name="T7">that must be displayed</text:span>, which is either the current time or current body temperature. <text:span text:style-name="T7">The output type is determined from what the user has requested </text:span><text:span text:style-name="T23">through the available HMI devices</text:span><text:span text:style-name="T7">.</text:span> The system will then display the requested information. </text:p>
      <text:p text:style-name="P7"/>
      <text:p text:style-name="P7">Click</text:p>
      <text:p text:style-name="P7"/>
      <text:p text:style-name="P8">Next the configure device function <text:span text:style-name="T25">from earlier</text:span> is expanded, <text:span text:style-name="T8">where the current time can be set. The current </text:span><text:span text:style-name="T25">saved </text:span><text:span text:style-name="T8">hour reading will be displayed to the user, and will be incremented by the user input until the user finds it suitable. </text:span><text:span text:style-name="T25">Therefore, the current saved time is displayed by the device, and the device will determine if the user is satisfied by the current hour reading or setting by monitoring the </text:span><text:soft-page-break/><text:span text:style-name="T25">input HMI of the device. Once the user finds the reading suitable, the </text:span><text:span text:style-name="T31">system </text:span><text:span text:style-name="T25">will exit </text:span><text:span text:style-name="T31">the loop</text:span><text:span text:style-name="T25"> and t</text:span><text:span text:style-name="T8">his hour reading will then be saved. </text:span><text:span text:style-name="T25">Otherwise, the reading will be incremented </text:span><text:span text:style-name="T31">and the process will be repeated</text:span><text:span text:style-name="T25">. </text:span><text:span text:style-name="T8">The same process holds for setting the minute reading. </text:span></text:p>
      <text:p text:style-name="P9"/>
      <text:p text:style-name="P10">Click</text:p>
      <text:p text:style-name="P10"/>
      <text:p text:style-name="P10"><text:span text:style-name="T26">Now the maintain system function from the system life cycle is expanded. </text:span>To main<text:span text:style-name="T9">tain</text:span> the system, the error must be identified, and corrected. The error is identified as either the device does not turn on, no HMI <text:span text:style-name="T26">is </text:span>available (<text:span text:style-name="T26">such as </text:span>the display, or button) or no temperature reading is given. To rectify the error, the component related to the error must be repaired, recharged or replaced. When an unrepairable error occur, the device will move to the dispose function, as mentioned earlier. </text:p>
      <text:p text:style-name="P10"/>
      <text:p text:style-name="P10">Click</text:p>
      <text:p text:style-name="P10"/>
      <text:p text:style-name="P11"><text:span text:style-name="T8">Next is the Architectural Synthesis. </text:span><text:span text:style-name="T10">This</text:span> is also known as Physical Design and is <text:span text:style-name="T11">the</text:span> process by which the design, that has been captured up to this point in the Functional Analysis, is transformed into something that can <text:span text:style-name="T10">actually </text:span>be constructed on a concept level. <text:s/>Architectural Synthesis is used to determine what functional elements, or resources, are needed by the system to be able to accomplish the functions <text:span text:style-name="T8">mentioned </text:span><text:span text:style-name="T11">earlier</text:span><text:span text:style-name="T8">. </text:span><text:span text:style-name="T12">The system architecture is shown, where the system boundary can be seen as well as how the system interfaces with the </text:span><text:span text:style-name="T27">user and the </text:span><text:span text:style-name="T12">outside world. </text:span></text:p>
      <text:p text:style-name="P12"/>
      <text:p text:style-name="P13">Click</text:p>
      <text:p text:style-name="P13"/>
      <text:p text:style-name="P13"><text:span text:style-name="T28">T</text:span>he physical architecture of the system <text:span text:style-name="T28">is now shown</text:span>. The various components needed to physically construct the system, and how they interface with each other can be seen. Note that this is only on a high level, as the specific component will be selected during the detailed design. </text:p>
      <text:p text:style-name="P13"/>
      <text:p text:style-name="P13">Click</text:p>
      <text:p text:style-name="P13"/>
      <text:p text:style-name="P13">Therefore, <text:span text:style-name="T28">from the physical design diagram</text:span> the resources needed are </text:p>
      <text:p text:style-name="P13">a micro-controller, such as an 8 or 16 bit</text:p>
      <text:p text:style-name="P13">Some form of display to the user, such as a 7 segment or an LCD</text:p>
      <text:p text:style-name="P13">User input, such as a button</text:p>
      <text:p text:style-name="P13">A power supply, either a rechargeable, or non-rechargeable.</text:p>
      <text:p text:style-name="P13">And a temperature probe, such as a thermistor, RTD or an infrared sensor. </text:p>
      <text:p text:style-name="P13"/>
      <text:p text:style-name="P13">Once again, the specific technology and component will be determined during the detailed design, with trade-off studies. </text:p>
      <text:p text:style-name="P13"/>
      <text:p text:style-name="P13">Click</text:p>
      <text:p text:style-name="P13"/>
      <text:p text:style-name="P14">So the scope of the design is <text:span text:style-name="T13">summarized in the figure, and is divided into </text:span><text:span text:style-name="T14">a</text:span><text:span text:style-name="T13"> hardware and software </text:span><text:span text:style-name="T14">part</text:span><text:span text:style-name="T13">. The hardware’s phases of design are shown </text:span><text:span text:style-name="T28">on this slide. </text:span><text:span text:style-name="T29">The hardware design scope is divided into sub-categories, shown by the blue blocks, followed by sub-tasks under each category. </text:span><text:span text:style-name="T32">The general design procedure that will be followed during the detailed design is revealed. </text:span><text:span text:style-name="T30">The s</text:span><text:span text:style-name="T13">oftware will be embedded on the micro-controller to implement the device functionality. </text:span></text:p>
      <text:p text:style-name="P15"/>
      <text:p text:style-name="P16">Click</text:p>
      <text:p text:style-name="P16"/>
      <text:p text:style-name="P16">As a conclusion, some possible stumbling blocks which may be encountered during the design include the following:</text:p>
      <text:p text:style-name="P16"><text:span text:style-name="T30">So, the m</text:span><text:span text:style-name="T15">easuring</text:span> <text:span text:style-name="T30">of </text:span>body temperature from <text:span text:style-name="T30">the </text:span>skin’s temperature. This will be a stumbling block as environment and surrounding temperatures will influence the temperature reading of the skin, which might not reflect true body temperature. </text:p>
      <text:p text:style-name="P17">The size of the final product <text:span text:style-name="T16">must be kept small</text:span>, <text:span text:style-name="T30">you can</text:span><text:span text:style-name="T17"> </text:span><text:span text:style-name="T16">just </text:span><text:span text:style-name="T17">think of a watch a person must wear. T</text:span>his will be <text:span text:style-name="T17">a challenge, considering all the resources </text:span><text:span text:style-name="T16">that are </text:span><text:span text:style-name="T17">needed to </text:span><text:span text:style-name="T30">build</text:span><text:span text:style-name="T17"> the device, </text:span><text:span text:style-name="T30">such as the microcontroller, display and so forth</text:span><text:span text:style-name="T17">.</text:span></text:p>
      <text:p text:style-name="P18"><text:soft-page-break/><text:span text:style-name="T17">A</text:span>nd lastly, to keep energy usage low, since the device will be battery powere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14:20:36.728000000</meta:creation-date>
    <dc:date>2021-07-22T11:30:33.734000000</dc:date>
    <meta:editing-duration>PT1H20M42S</meta:editing-duration>
    <meta:editing-cycles>30</meta:editing-cycles>
    <meta:generator>LibreOffice/7.1.1.2$Windows_X86_64 LibreOffice_project/fe0b08f4af1bacafe4c7ecc87ce55bb426164676</meta:generator>
    <meta:document-statistic meta:table-count="0" meta:image-count="0" meta:object-count="0" meta:page-count="3" meta:paragraph-count="40" meta:word-count="1107" meta:character-count="6506" meta:non-whitespace-character-count="5424"/>
  </office:meta>
</office:document-meta>
</file>